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Task.setFile( final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Task.setIncludes( final String files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Task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eleteTask.setSrcDir( final String src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